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12.8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1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9cc2e5"/>
    </style:style>
    <style:style style:name="Table1.B4" style:family="table-cell">
      <style:table-cell-properties fo:padding-left="0.191cm" fo:padding-right="0.191cm" fo:padding-top="0cm" fo:padding-bottom="0cm" fo:border="0.5pt solid #9cc2e5"/>
    </style:style>
    <style:style style:name="Table1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1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1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2.8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2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A4" style:family="table-cell">
      <style:table-cell-properties fo:padding-left="0.191cm" fo:padding-right="0.191cm" fo:padding-top="0cm" fo:padding-bottom="0cm" fo:border="0.5pt solid #9cc2e5"/>
    </style:style>
    <style:style style:name="Table2.B4" style:family="table-cell">
      <style:table-cell-properties fo:padding-left="0.191cm" fo:padding-right="0.191cm" fo:padding-top="0cm" fo:padding-bottom="0cm" fo:border="0.5pt solid #9cc2e5"/>
    </style:style>
    <style:style style:name="Table2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2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2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099cm"/>
    </style:style>
    <style:style style:name="Table3.B" style:family="table-column">
      <style:table-column-properties style:column-width="12.87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3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3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3.A4" style:family="table-cell">
      <style:table-cell-properties fo:padding-left="0.191cm" fo:padding-right="0.191cm" fo:padding-top="0cm" fo:padding-bottom="0cm" fo:border="0.5pt solid #9cc2e5"/>
    </style:style>
    <style:style style:name="Table3.B4" style:family="table-cell">
      <style:table-cell-properties fo:padding-left="0.191cm" fo:padding-right="0.191cm" fo:padding-top="0cm" fo:padding-bottom="0cm" fo:border="0.5pt solid #9cc2e5"/>
    </style:style>
    <style:style style:name="Table3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3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3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099cm"/>
    </style:style>
    <style:style style:name="Table4.B" style:family="table-column">
      <style:table-column-properties style:column-width="12.87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4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4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4.A4" style:family="table-cell">
      <style:table-cell-properties fo:padding-left="0.191cm" fo:padding-right="0.191cm" fo:padding-top="0cm" fo:padding-bottom="0cm" fo:border="0.5pt solid #9cc2e5"/>
    </style:style>
    <style:style style:name="Table4.B4" style:family="table-cell">
      <style:table-cell-properties fo:padding-left="0.191cm" fo:padding-right="0.191cm" fo:padding-top="0cm" fo:padding-bottom="0cm" fo:border="0.5pt solid #9cc2e5"/>
    </style:style>
    <style:style style:name="Table4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4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4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099cm"/>
    </style:style>
    <style:style style:name="Table5.B" style:family="table-column">
      <style:table-column-properties style:column-width="12.87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5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5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5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="0.5pt solid #9cc2e5"/>
    </style:style>
    <style:style style:name="Table5.B4" style:family="table-cell">
      <style:table-cell-properties fo:padding-left="0.191cm" fo:padding-right="0.191cm" fo:padding-top="0cm" fo:padding-bottom="0cm" fo:border="0.5pt solid #9cc2e5"/>
    </style:style>
    <style:style style:name="Table5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5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5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099cm"/>
    </style:style>
    <style:style style:name="Table6.B" style:family="table-column">
      <style:table-column-properties style:column-width="12.87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6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6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6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6.A4" style:family="table-cell">
      <style:table-cell-properties fo:padding-left="0.191cm" fo:padding-right="0.191cm" fo:padding-top="0cm" fo:padding-bottom="0cm" fo:border="0.5pt solid #9cc2e5"/>
    </style:style>
    <style:style style:name="Table6.B4" style:family="table-cell">
      <style:table-cell-properties fo:padding-left="0.191cm" fo:padding-right="0.191cm" fo:padding-top="0cm" fo:padding-bottom="0cm" fo:border="0.5pt solid #9cc2e5"/>
    </style:style>
    <style:style style:name="Table6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6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6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3.099cm"/>
    </style:style>
    <style:style style:name="Table7.B" style:family="table-column">
      <style:table-column-properties style:column-width="12.875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7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7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7.A4" style:family="table-cell">
      <style:table-cell-properties fo:padding-left="0.191cm" fo:padding-right="0.191cm" fo:padding-top="0cm" fo:padding-bottom="0cm" fo:border="0.5pt solid #9cc2e5"/>
    </style:style>
    <style:style style:name="Table7.B4" style:family="table-cell">
      <style:table-cell-properties fo:padding-left="0.191cm" fo:padding-right="0.191cm" fo:padding-top="0cm" fo:padding-bottom="0cm" fo:border="0.5pt solid #9cc2e5"/>
    </style:style>
    <style:style style:name="Table7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7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7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Heading_20_1">
      <style:text-properties officeooo:paragraph-rsid="00e9fb73"/>
    </style:style>
    <style:style style:name="P4" style:family="paragraph" style:parent-style-name="Standard">
      <style:text-properties fo:language="en" fo:country="none" officeooo:rsid="0037474b" officeooo:paragraph-rsid="00b612f1"/>
    </style:style>
    <style:style style:name="P5" style:family="paragraph" style:parent-style-name="Standard">
      <style:text-properties fo:language="en" fo:country="none" officeooo:rsid="0037474b" officeooo:paragraph-rsid="00f2e0a1"/>
    </style:style>
    <style:style style:name="P6" style:family="paragraph" style:parent-style-name="Standard">
      <style:text-properties fo:language="en" fo:country="none" officeooo:rsid="0037474b" officeooo:paragraph-rsid="00f451e5"/>
    </style:style>
    <style:style style:name="P7" style:family="paragraph" style:parent-style-name="Standard">
      <style:text-properties fo:language="en" fo:country="none" officeooo:rsid="0037474b" officeooo:paragraph-rsid="00f5d008"/>
    </style:style>
    <style:style style:name="P8" style:family="paragraph" style:parent-style-name="Standard">
      <style:text-properties fo:language="en" fo:country="none" officeooo:rsid="0037474b" officeooo:paragraph-rsid="00f62e43"/>
    </style:style>
    <style:style style:name="P9" style:family="paragraph" style:parent-style-name="Standard">
      <style:text-properties fo:language="en" fo:country="none" officeooo:rsid="0037474b" officeooo:paragraph-rsid="00f87520"/>
    </style:style>
    <style:style style:name="P10" style:family="paragraph" style:parent-style-name="Standard">
      <style:text-properties fo:language="en" fo:country="none" officeooo:rsid="0037474b" officeooo:paragraph-rsid="00f9ffdf"/>
    </style:style>
    <style:style style:name="P11" style:family="paragraph" style:parent-style-name="Standard">
      <style:text-properties fo:language="en" fo:country="none" officeooo:rsid="0037474b" officeooo:paragraph-rsid="0101a86c"/>
    </style:style>
    <style:style style:name="P12" style:family="paragraph" style:parent-style-name="Standard">
      <style:text-properties fo:language="en" fo:country="none" officeooo:rsid="0037474b" officeooo:paragraph-rsid="0102db05"/>
    </style:style>
    <style:style style:name="P13" style:family="paragraph" style:parent-style-name="Standard">
      <style:text-properties fo:language="en" fo:country="none" officeooo:rsid="00427632" officeooo:paragraph-rsid="00f0c4ba"/>
    </style:style>
    <style:style style:name="P14" style:family="paragraph" style:parent-style-name="Standard">
      <style:text-properties fo:language="en" fo:country="none" officeooo:rsid="00427632" officeooo:paragraph-rsid="00f62e43"/>
    </style:style>
    <style:style style:name="P15" style:family="paragraph" style:parent-style-name="Standard">
      <style:text-properties fo:language="en" fo:country="none" officeooo:rsid="00427632" officeooo:paragraph-rsid="00f87520"/>
    </style:style>
    <style:style style:name="P16" style:family="paragraph" style:parent-style-name="Standard">
      <style:text-properties fo:language="en" fo:country="none" officeooo:rsid="00427632" officeooo:paragraph-rsid="00f9ffdf"/>
    </style:style>
    <style:style style:name="P17" style:family="paragraph" style:parent-style-name="Standard">
      <style:text-properties fo:language="en" fo:country="none" officeooo:rsid="00427632" officeooo:paragraph-rsid="0101a86c"/>
    </style:style>
    <style:style style:name="P18" style:family="paragraph" style:parent-style-name="Standard">
      <style:text-properties fo:language="en" fo:country="none" officeooo:rsid="00427632" officeooo:paragraph-rsid="0102db05"/>
    </style:style>
    <style:style style:name="P19" style:family="paragraph" style:parent-style-name="Standard">
      <style:text-properties fo:language="en" fo:country="none" fo:font-weight="bold" officeooo:rsid="00427632" officeooo:paragraph-rsid="00f0c4ba" style:font-weight-asian="bold" style:font-weight-complex="bold"/>
    </style:style>
    <style:style style:name="P20" style:family="paragraph" style:parent-style-name="Standard">
      <style:text-properties fo:language="en" fo:country="none" fo:font-weight="bold" officeooo:rsid="00427632" officeooo:paragraph-rsid="00f62e43" style:font-weight-asian="bold" style:font-weight-complex="bold"/>
    </style:style>
    <style:style style:name="P21" style:family="paragraph" style:parent-style-name="Standard">
      <style:text-properties fo:language="en" fo:country="none" fo:font-weight="bold" officeooo:rsid="00427632" officeooo:paragraph-rsid="00f87520" style:font-weight-asian="bold" style:font-weight-complex="bold"/>
    </style:style>
    <style:style style:name="P22" style:family="paragraph" style:parent-style-name="Standard">
      <style:text-properties fo:language="en" fo:country="none" fo:font-weight="bold" officeooo:rsid="00427632" officeooo:paragraph-rsid="00f9ffdf" style:font-weight-asian="bold" style:font-weight-complex="bold"/>
    </style:style>
    <style:style style:name="P23" style:family="paragraph" style:parent-style-name="Standard">
      <style:text-properties fo:language="en" fo:country="none" fo:font-weight="bold" officeooo:rsid="00427632" officeooo:paragraph-rsid="0101a86c" style:font-weight-asian="bold" style:font-weight-complex="bold"/>
    </style:style>
    <style:style style:name="P24" style:family="paragraph" style:parent-style-name="Standard">
      <style:text-properties fo:language="en" fo:country="none" fo:font-weight="bold" officeooo:rsid="00427632" officeooo:paragraph-rsid="0102db05" style:font-weight-asian="bold" style:font-weight-complex="bold"/>
    </style:style>
    <style:style style:name="P25" style:family="paragraph" style:parent-style-name="Standard">
      <style:text-properties fo:language="en" fo:country="none" fo:font-weight="bold" officeooo:rsid="003384c6" officeooo:paragraph-rsid="00f62e43" style:font-weight-asian="bold" style:font-weight-complex="bold"/>
    </style:style>
    <style:style style:name="P26" style:family="paragraph" style:parent-style-name="Standard">
      <style:text-properties fo:language="en" fo:country="none" fo:font-weight="bold" officeooo:rsid="003384c6" officeooo:paragraph-rsid="00f87520" style:font-weight-asian="bold" style:font-weight-complex="bold"/>
    </style:style>
    <style:style style:name="P27" style:family="paragraph" style:parent-style-name="Standard">
      <style:text-properties fo:language="en" fo:country="none" fo:font-weight="bold" officeooo:rsid="003384c6" officeooo:paragraph-rsid="00f9ffdf" style:font-weight-asian="bold" style:font-weight-complex="bold"/>
    </style:style>
    <style:style style:name="P28" style:family="paragraph" style:parent-style-name="Standard">
      <style:text-properties fo:language="en" fo:country="none" fo:font-weight="bold" officeooo:rsid="003384c6" officeooo:paragraph-rsid="0101a86c" style:font-weight-asian="bold" style:font-weight-complex="bold"/>
    </style:style>
    <style:style style:name="P29" style:family="paragraph" style:parent-style-name="Standard">
      <style:text-properties fo:language="en" fo:country="none" fo:font-weight="bold" officeooo:rsid="003384c6" officeooo:paragraph-rsid="0102db05" style:font-weight-asian="bold" style:font-weight-complex="bold"/>
    </style:style>
    <style:style style:name="P30" style:family="paragraph" style:parent-style-name="Standard">
      <style:text-properties fo:language="en" fo:country="none" fo:font-weight="bold" officeooo:rsid="003384c6" officeooo:paragraph-rsid="010dc4f2" style:font-weight-asian="bold" style:font-weight-complex="bold"/>
    </style:style>
    <style:style style:name="P31" style:family="paragraph" style:parent-style-name="Standard">
      <style:text-properties fo:language="en" fo:country="none" fo:font-weight="bold" officeooo:rsid="004ef11f" officeooo:paragraph-rsid="00f0c4ba" style:font-weight-asian="bold" style:font-weight-complex="bold"/>
    </style:style>
    <style:style style:name="P32" style:family="paragraph" style:parent-style-name="Standard">
      <style:text-properties fo:language="en" fo:country="none" fo:font-weight="bold" officeooo:rsid="004ef11f" officeooo:paragraph-rsid="00f62e43" style:font-weight-asian="bold" style:font-weight-complex="bold"/>
    </style:style>
    <style:style style:name="P33" style:family="paragraph" style:parent-style-name="Standard">
      <style:text-properties fo:language="en" fo:country="none" fo:font-weight="bold" officeooo:rsid="004ef11f" officeooo:paragraph-rsid="00f87520" style:font-weight-asian="bold" style:font-weight-complex="bold"/>
    </style:style>
    <style:style style:name="P34" style:family="paragraph" style:parent-style-name="Standard">
      <style:text-properties fo:language="en" fo:country="none" fo:font-weight="bold" officeooo:rsid="004ef11f" officeooo:paragraph-rsid="00f9ffdf" style:font-weight-asian="bold" style:font-weight-complex="bold"/>
    </style:style>
    <style:style style:name="P35" style:family="paragraph" style:parent-style-name="Standard">
      <style:text-properties fo:language="en" fo:country="none" fo:font-weight="bold" officeooo:rsid="004ef11f" officeooo:paragraph-rsid="0101a86c" style:font-weight-asian="bold" style:font-weight-complex="bold"/>
    </style:style>
    <style:style style:name="P36" style:family="paragraph" style:parent-style-name="Standard">
      <style:text-properties fo:language="en" fo:country="none" fo:font-weight="bold" officeooo:rsid="004ef11f" officeooo:paragraph-rsid="0102db05" style:font-weight-asian="bold" style:font-weight-complex="bold"/>
    </style:style>
    <style:style style:name="P37" style:family="paragraph" style:parent-style-name="Standard">
      <style:text-properties fo:language="en" fo:country="none" fo:font-weight="bold" officeooo:rsid="010dc4f2" officeooo:paragraph-rsid="010dc4f2" style:font-weight-asian="bold" style:font-weight-complex="bold"/>
    </style:style>
    <style:style style:name="P38" style:family="paragraph" style:parent-style-name="Standard">
      <style:text-properties fo:language="en" fo:country="none" officeooo:rsid="00759fff" officeooo:paragraph-rsid="00f0c4ba"/>
    </style:style>
    <style:style style:name="P39" style:family="paragraph" style:parent-style-name="Standard">
      <style:text-properties fo:language="en" fo:country="none" officeooo:rsid="00759fff" officeooo:paragraph-rsid="00f62e43"/>
    </style:style>
    <style:style style:name="P40" style:family="paragraph" style:parent-style-name="Standard">
      <style:text-properties fo:language="en" fo:country="none" officeooo:rsid="00759fff" officeooo:paragraph-rsid="00f87520"/>
    </style:style>
    <style:style style:name="P41" style:family="paragraph" style:parent-style-name="Standard">
      <style:text-properties fo:language="en" fo:country="none" officeooo:rsid="00759fff" officeooo:paragraph-rsid="00f9ffdf"/>
    </style:style>
    <style:style style:name="P42" style:family="paragraph" style:parent-style-name="Standard">
      <style:text-properties fo:language="en" fo:country="none" officeooo:rsid="00759fff" officeooo:paragraph-rsid="0101a86c"/>
    </style:style>
    <style:style style:name="P43" style:family="paragraph" style:parent-style-name="Standard">
      <style:text-properties fo:language="en" fo:country="none" officeooo:rsid="00759fff" officeooo:paragraph-rsid="0102db05"/>
    </style:style>
    <style:style style:name="P44" style:family="paragraph" style:parent-style-name="Standard">
      <style:text-properties fo:language="en" fo:country="none" officeooo:paragraph-rsid="00f62e43"/>
    </style:style>
    <style:style style:name="P45" style:family="paragraph" style:parent-style-name="Standard">
      <style:text-properties fo:language="en" fo:country="none" officeooo:paragraph-rsid="00f87520"/>
    </style:style>
    <style:style style:name="P46" style:family="paragraph" style:parent-style-name="Standard">
      <style:text-properties fo:language="en" fo:country="none" officeooo:paragraph-rsid="00f9ffdf"/>
    </style:style>
    <style:style style:name="P47" style:family="paragraph" style:parent-style-name="Standard">
      <style:text-properties fo:language="en" fo:country="none" officeooo:paragraph-rsid="0101a86c"/>
    </style:style>
    <style:style style:name="P48" style:family="paragraph" style:parent-style-name="Standard">
      <style:text-properties fo:language="en" fo:country="none" officeooo:paragraph-rsid="0102db05"/>
    </style:style>
    <style:style style:name="P49" style:family="paragraph" style:parent-style-name="Standard">
      <style:text-properties fo:language="en" fo:country="none" style:text-underline-style="solid" style:text-underline-width="auto" style:text-underline-color="font-color" fo:font-weight="bold" officeooo:rsid="0037474b" officeooo:paragraph-rsid="0097f901" style:font-weight-asian="bold" style:font-weight-complex="bold"/>
    </style:style>
    <style:style style:name="P50" style:family="paragraph" style:parent-style-name="Standard">
      <style:text-properties fo:color="#ffffff" fo:font-weight="bold" officeooo:rsid="0019ceae" officeooo:paragraph-rsid="00f0c4ba" style:font-weight-asian="bold" style:font-weight-complex="bold"/>
    </style:style>
    <style:style style:name="P51" style:family="paragraph" style:parent-style-name="Standard">
      <style:text-properties fo:color="#ffffff" fo:font-weight="bold" officeooo:rsid="0019ceae" officeooo:paragraph-rsid="00f62e43" style:font-weight-asian="bold" style:font-weight-complex="bold"/>
    </style:style>
    <style:style style:name="P52" style:family="paragraph" style:parent-style-name="Standard">
      <style:text-properties fo:color="#ffffff" fo:font-weight="bold" officeooo:rsid="0019ceae" officeooo:paragraph-rsid="00f87520" style:font-weight-asian="bold" style:font-weight-complex="bold"/>
    </style:style>
    <style:style style:name="P53" style:family="paragraph" style:parent-style-name="Standard">
      <style:text-properties fo:color="#ffffff" fo:font-weight="bold" officeooo:rsid="0019ceae" officeooo:paragraph-rsid="00f9ffdf" style:font-weight-asian="bold" style:font-weight-complex="bold"/>
    </style:style>
    <style:style style:name="P54" style:family="paragraph" style:parent-style-name="Standard">
      <style:text-properties fo:color="#ffffff" fo:font-weight="bold" officeooo:rsid="0019ceae" officeooo:paragraph-rsid="0101a86c" style:font-weight-asian="bold" style:font-weight-complex="bold"/>
    </style:style>
    <style:style style:name="P55" style:family="paragraph" style:parent-style-name="Standard">
      <style:text-properties fo:color="#ffffff" fo:font-weight="bold" officeooo:rsid="0019ceae" officeooo:paragraph-rsid="0102db05" style:font-weight-asian="bold" style:font-weight-complex="bold"/>
    </style:style>
    <style:style style:name="P56" style:family="paragraph" style:parent-style-name="Standard">
      <style:text-properties officeooo:paragraph-rsid="0097f901"/>
    </style:style>
    <style:style style:name="P57" style:family="paragraph" style:parent-style-name="Standard">
      <style:text-properties officeooo:paragraph-rsid="00b612f1"/>
    </style:style>
    <style:style style:name="P58" style:family="paragraph" style:parent-style-name="Standard">
      <style:text-properties officeooo:paragraph-rsid="00f0c4ba"/>
    </style:style>
    <style:style style:name="P59" style:family="paragraph" style:parent-style-name="Standard">
      <style:text-properties officeooo:paragraph-rsid="010dc4f2"/>
    </style:style>
    <style:style style:name="P60" style:family="paragraph" style:parent-style-name="Standard">
      <style:text-properties officeooo:paragraph-rsid="010e4f6b"/>
    </style:style>
    <style:style style:name="P61" style:family="paragraph" style:parent-style-name="Standard">
      <style:text-properties officeooo:paragraph-rsid="00f87520"/>
    </style:style>
    <style:style style:name="P62" style:family="paragraph" style:parent-style-name="Heading_20_2">
      <style:text-properties officeooo:paragraph-rsid="00f0c4ba"/>
    </style:style>
    <style:style style:name="P63" style:family="paragraph" style:parent-style-name="Heading_20_2">
      <style:text-properties fo:language="en" fo:country="none" officeooo:rsid="00a75bae" officeooo:paragraph-rsid="00f0c4ba"/>
    </style:style>
    <style:style style:name="P64" style:family="paragraph" style:parent-style-name="Heading_20_2">
      <style:text-properties fo:language="en" fo:country="none" officeooo:rsid="00a75bae" officeooo:paragraph-rsid="00ec736e"/>
    </style:style>
    <style:style style:name="P65" style:family="paragraph" style:parent-style-name="Heading_20_2">
      <style:text-properties officeooo:rsid="00a75bae" officeooo:paragraph-rsid="00beef16"/>
    </style:style>
    <style:style style:name="P66" style:family="paragraph" style:parent-style-name="Heading_20_3">
      <style:text-properties officeooo:rsid="00a75bae" officeooo:paragraph-rsid="00f62e43"/>
    </style:style>
    <style:style style:name="P67" style:family="paragraph" style:parent-style-name="Heading_20_3">
      <style:text-properties officeooo:rsid="00a75bae" officeooo:paragraph-rsid="00f2e0a1"/>
    </style:style>
    <style:style style:name="P68" style:family="paragraph" style:parent-style-name="Heading_20_3">
      <style:text-properties fo:language="en" fo:country="none" officeooo:rsid="00a75bae" officeooo:paragraph-rsid="00f73af6"/>
    </style:style>
    <style:style style:name="P69" style:family="paragraph" style:parent-style-name="Heading_20_3">
      <style:text-properties fo:language="en" fo:country="none" officeooo:rsid="00a75bae" officeooo:paragraph-rsid="00f2e0a1"/>
    </style:style>
    <style:style style:name="P70" style:family="paragraph" style:parent-style-name="Heading_20_4">
      <style:text-properties officeooo:rsid="00a75bae" officeooo:paragraph-rsid="00f62e43"/>
    </style:style>
    <style:style style:name="P71" style:family="paragraph" style:parent-style-name="Heading_20_4">
      <style:text-properties officeooo:rsid="00a75bae" officeooo:paragraph-rsid="00f87520"/>
    </style:style>
    <style:style style:name="P72" style:family="paragraph" style:parent-style-name="Heading_20_4">
      <style:text-properties officeooo:paragraph-rsid="00f73af6"/>
    </style:style>
    <style:style style:name="P73" style:family="paragraph" style:parent-style-name="Heading_20_4">
      <style:text-properties fo:language="en" fo:country="none" officeooo:rsid="00a75bae" officeooo:paragraph-rsid="00f3a7c7"/>
    </style:style>
    <style:style style:name="P74" style:family="paragraph" style:parent-style-name="Heading_20_5">
      <style:text-properties officeooo:rsid="00a75bae" officeooo:paragraph-rsid="00f87520"/>
    </style:style>
    <style:style style:name="P75" style:family="paragraph" style:parent-style-name="Heading_20_5">
      <style:text-properties officeooo:rsid="00a75bae" officeooo:paragraph-rsid="00f451e5"/>
    </style:style>
    <style:style style:name="P76" style:family="paragraph" style:parent-style-name="Heading_20_5">
      <style:text-properties fo:language="en" fo:country="none" officeooo:rsid="00a75bae" officeooo:paragraph-rsid="00f87520"/>
    </style:style>
    <style:style style:name="P77" style:family="paragraph" style:parent-style-name="Heading_20_5">
      <style:text-properties fo:language="en" fo:country="none" officeooo:rsid="00a75bae" officeooo:paragraph-rsid="00f451e5"/>
    </style:style>
    <style:style style:name="P78" style:family="paragraph" style:parent-style-name="Heading_20_6">
      <style:text-properties officeooo:rsid="00a75bae" officeooo:paragraph-rsid="00f9ffdf"/>
    </style:style>
    <style:style style:name="P79" style:family="paragraph" style:parent-style-name="Heading_20_6">
      <style:text-properties officeooo:rsid="00a75bae" officeooo:paragraph-rsid="00f5d008"/>
    </style:style>
    <style:style style:name="P80" style:family="paragraph" style:parent-style-name="Heading_20_6">
      <style:text-properties officeooo:paragraph-rsid="00f9ffdf"/>
    </style:style>
    <style:style style:name="P81" style:family="paragraph" style:parent-style-name="Heading_20_6">
      <style:text-properties fo:language="en" fo:country="none" officeooo:rsid="00a75bae" officeooo:paragraph-rsid="00f5d008"/>
    </style:style>
    <style:style style:name="P82" style:family="paragraph" style:parent-style-name="Heading_20_7">
      <style:text-properties officeooo:rsid="00a75bae" officeooo:paragraph-rsid="0101a86c"/>
    </style:style>
    <style:style style:name="P83" style:family="paragraph" style:parent-style-name="Heading_20_7">
      <style:text-properties officeooo:paragraph-rsid="0101a86c"/>
    </style:style>
    <style:style style:name="P84" style:family="paragraph" style:parent-style-name="Heading_20_7">
      <style:text-properties fo:language="en" fo:country="none" officeooo:rsid="00a75bae" officeooo:paragraph-rsid="0101a86c"/>
    </style:style>
    <style:style style:name="P85" style:family="paragraph" style:parent-style-name="Heading_20_8">
      <style:text-properties officeooo:rsid="00a75bae" officeooo:paragraph-rsid="0102db05"/>
    </style:style>
    <style:style style:name="P86" style:family="paragraph" style:parent-style-name="Heading_20_8">
      <style:text-properties officeooo:paragraph-rsid="0102db05"/>
    </style:style>
    <style:style style:name="P87" style:family="paragraph" style:parent-style-name="Heading_20_8">
      <style:text-properties fo:language="en" fo:country="none" officeooo:rsid="00a75bae" officeooo:paragraph-rsid="0102db05"/>
    </style:style>
    <style:style style:name="P88" style:family="paragraph" style:parent-style-name="Standard">
      <style:text-properties fo:language="en" fo:country="none" officeooo:paragraph-rsid="00f0c4ba"/>
    </style:style>
    <style:style style:name="P89" style:family="paragraph" style:parent-style-name="Standard">
      <style:text-properties fo:language="en" fo:country="none" officeooo:rsid="0037474b" officeooo:paragraph-rsid="00f62e43"/>
    </style:style>
    <style:style style:name="P90" style:family="paragraph" style:parent-style-name="Standard">
      <style:text-properties fo:language="en" fo:country="none" officeooo:rsid="0037474b" officeooo:paragraph-rsid="00f9ffdf"/>
    </style:style>
    <style:style style:name="P91" style:family="paragraph" style:parent-style-name="Standard">
      <style:text-properties fo:language="en" fo:country="none" officeooo:rsid="0037474b" officeooo:paragraph-rsid="0102db05"/>
    </style:style>
    <style:style style:name="P92" style:family="paragraph" style:parent-style-name="Standard">
      <style:text-properties fo:language="en" fo:country="none" officeooo:rsid="00427632" officeooo:paragraph-rsid="00f0c4ba"/>
    </style:style>
    <style:style style:name="P93" style:family="paragraph" style:parent-style-name="Standard">
      <style:text-properties fo:language="en" fo:country="none" officeooo:rsid="00427632" officeooo:paragraph-rsid="00f87520"/>
    </style:style>
    <style:style style:name="P94" style:family="paragraph" style:parent-style-name="Standard">
      <style:text-properties fo:language="en" fo:country="none" fo:font-weight="bold" officeooo:rsid="00427632" officeooo:paragraph-rsid="00f87520" style:font-weight-asian="bold" style:font-weight-complex="bold"/>
    </style:style>
    <style:style style:name="P95" style:family="paragraph" style:parent-style-name="Standard">
      <style:text-properties fo:language="en" fo:country="none" fo:font-weight="bold" officeooo:rsid="004ef11f" officeooo:paragraph-rsid="00f87520" style:font-weight-asian="bold" style:font-weight-complex="bold"/>
    </style:style>
    <style:style style:name="P96" style:family="paragraph" style:parent-style-name="Standard">
      <style:text-properties officeooo:paragraph-rsid="00f87520"/>
    </style:style>
    <style:style style:name="P97" style:family="paragraph" style:parent-style-name="Standard">
      <style:text-properties officeooo:paragraph-rsid="00f62e43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3d66fa"/>
    </style:style>
    <style:style style:name="T3" style:family="text">
      <style:text-properties fo:language="en" fo:country="none" style:text-underline-style="solid" style:text-underline-width="auto" style:text-underline-color="font-color" fo:font-weight="bold" officeooo:rsid="0037474b" style:font-weight-asian="bold" style:font-weight-complex="bold"/>
    </style:style>
    <style:style style:name="T4" style:family="text">
      <style:text-properties fo:language="en" fo:country="none" officeooo:rsid="00a9bd9b"/>
    </style:style>
    <style:style style:name="T5" style:family="text">
      <style:text-properties fo:language="en" fo:country="none" officeooo:rsid="00b471e2"/>
    </style:style>
    <style:style style:name="T6" style:family="text">
      <style:text-properties fo:language="en" fo:country="none" officeooo:rsid="0037474b"/>
    </style:style>
    <style:style style:name="T7" style:family="text">
      <style:text-properties fo:language="en" fo:country="none" officeooo:rsid="00a75bae"/>
    </style:style>
    <style:style style:name="T8" style:family="text">
      <style:text-properties fo:language="en" fo:country="none" officeooo:rsid="00f62e43"/>
    </style:style>
    <style:style style:name="T9" style:family="text">
      <style:text-properties fo:language="en" fo:country="none" officeooo:rsid="00f73af6"/>
    </style:style>
    <style:style style:name="T10" style:family="text">
      <style:text-properties fo:language="en" fo:country="none" officeooo:rsid="010dc4f2"/>
    </style:style>
    <style:style style:name="T11" style:family="text">
      <style:text-properties fo:language="en" fo:country="none" officeooo:rsid="00427632"/>
    </style:style>
    <style:style style:name="T12" style:family="text">
      <style:text-properties fo:language="en" fo:country="none" officeooo:rsid="007aa2b3"/>
    </style:style>
    <style:style style:name="T13" style:family="text">
      <style:text-properties fo:language="en" fo:country="none" officeooo:rsid="00759fff"/>
    </style:style>
    <style:style style:name="T14" style:family="text">
      <style:text-properties fo:language="en" fo:country="none" officeooo:rsid="0078c2b9"/>
    </style:style>
    <style:style style:name="T15" style:family="text">
      <style:text-properties fo:language="en" fo:country="none" officeooo:rsid="010e9df3"/>
    </style:style>
    <style:style style:name="T16" style:family="text">
      <style:text-properties officeooo:rsid="00a75bae"/>
    </style:style>
    <style:style style:name="T17" style:family="text">
      <style:text-properties officeooo:rsid="0078c2b9"/>
    </style:style>
    <style:style style:name="T18" style:family="text">
      <style:text-properties officeooo:rsid="004ef11f"/>
    </style:style>
    <style:style style:name="T19" style:family="text">
      <style:text-properties officeooo:rsid="0037474b"/>
    </style:style>
    <style:style style:name="T20" style:family="text">
      <style:text-properties officeooo:rsid="00eb02a7"/>
    </style:style>
    <style:style style:name="T21" style:family="text">
      <style:text-properties officeooo:rsid="00f3a7c7"/>
    </style:style>
    <style:style style:name="T22" style:family="text">
      <style:text-properties officeooo:rsid="00f451e5"/>
    </style:style>
    <style:style style:name="T23" style:family="text">
      <style:text-properties officeooo:rsid="00f62e43"/>
    </style:style>
    <style:style style:name="T24" style:family="text">
      <style:text-properties officeooo:rsid="00f73af6"/>
    </style:style>
    <style:style style:name="T25" style:family="text">
      <style:text-properties officeooo:rsid="010dc4f2"/>
    </style:style>
    <style:style style:name="T26" style:family="text">
      <style:text-properties fo:color="#2f5496" style:font-name="Calibri Light" fo:font-size="16pt" officeooo:rsid="00e9fb73" style:font-name-asian="Calibri1" style:font-size-asian="16pt" style:font-name-complex="Tahoma" style:font-size-complex="16pt"/>
    </style:style>
    <style:style style:name="T27" style:family="text">
      <style:text-properties fo:color="#2f5496" style:font-name="Calibri Light" fo:font-size="16pt" officeooo:rsid="010dc4f2" style:font-name-asian="Calibri1" style:font-size-asian="16pt" style:font-name-complex="Tahoma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6">T</text:span><text:span text:style-name="T27">asks</text:span><text:span text:style-name="T25"> document for project </text:span>{d.<text:span text:style-name="T27">project</text:span><text:span text:style-name="T25">.</text:span><text:span text:style-name="T27">identifier</text:span><text:span text:style-name="T25">} </text:span></text:h>
      <text:p text:style-name="P49"/>
      <text:p text:style-name="P56"><text:span text:style-name="T3">Title:</text:span><text:span text:style-name="T6"> {d.</text:span><text:span text:style-name="T4">p</text:span><text:span text:style-name="T10">roject</text:span><text:span text:style-name="T4">.</text:span><text:span text:style-name="T5">n</text:span><text:span text:style-name="T10">ame</text:span><text:span text:style-name="T6">}</text:span></text:p>
      <text:p text:style-name="P4"/>
      <text:p text:style-name="P57"><text:span text:style-name="T6">{d.</text:span><text:span text:style-name="T4">p</text:span><text:span text:style-name="T10">roject</text:span><text:span text:style-name="T6">.</text:span><text:span text:style-name="T7">description</text:span><text:span text:style-name="T6">}</text:span></text:p>
      <text:h text:style-name="P62" text:outline-level="2"><text:span text:style-name="T16">{d.project.issues[i].subject}: <text:s/>{d.project.issues[i].title}</text:span></text:h>
      <text:p text:style-name="P58"><text:span text:style-name="T6">{d.project.issues</text:span><text:span text:style-name="T10">[i].description</text:span><text:span text:style-name="T6">}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Attribute</text:p>
          </table:table-cell>
          <table:table-cell table:style-name="Table1.A1" office:value-type="string">
            <text:p text:style-name="P50">Value</text:p>
          </table:table-cell>
        </table:table-row>
        <table:table-row table:style-name="Table1.2">
          <table:table-cell table:style-name="Table1.A2" office:value-type="string">
            <text:p text:style-name="P37">Assigned to</text:p>
          </table:table-cell>
          <table:table-cell table:style-name="Table1.B2" office:value-type="string">
            <text:p text:style-name="P59"><text:span text:style-name="T11">{</text:span><text:span text:style-name="T6">d.project.issues[i]</text:span><text:span text:style-name="T11">.a</text:span><text:span text:style-name="T10">ssigned_to</text:span><text:span text:style-name="T11">}</text:span></text:p>
          </table:table-cell>
        </table:table-row>
        <table:table-row table:style-name="Table1.1">
          <table:table-cell table:style-name="Table1.A3" office:value-type="string">
            <text:p text:style-name="P30">S<text:span text:style-name="T25">upervisor</text:span></text:p>
          </table:table-cell>
          <table:table-cell table:style-name="Table1.B3" office:value-type="string">
            <text:p text:style-name="P58"><text:span text:style-name="T1">{</text:span><text:span text:style-name="T6">d.project.issues[i]</text:span><text:span text:style-name="T1">.</text:span><text:span text:style-name="T2">s</text:span><text:span text:style-name="T10">upervisor</text:span><text:span text:style-name="T1">}</text:span></text:p>
          </table:table-cell>
        </table:table-row>
        <table:table-row table:style-name="Table1.1">
          <table:table-cell table:style-name="Table1.A4" office:value-type="string">
            <text:p text:style-name="P30">S<text:span text:style-name="T25">tart date</text:span></text:p>
          </table:table-cell>
          <table:table-cell table:style-name="Table1.B4" office:value-type="string">
            <text:p text:style-name="P58"><text:span text:style-name="T1">{</text:span><text:span text:style-name="T6">d.project.issues[i]</text:span><text:span text:style-name="T1">.</text:span><text:span text:style-name="T2">s</text:span><text:span text:style-name="T10">tart_date</text:span><text:span text:style-name="T1">}</text:span></text:p>
          </table:table-cell>
        </table:table-row>
        <table:table-row table:style-name="Table1.2">
          <table:table-cell table:style-name="Table1.A5" office:value-type="string">
            <text:p text:style-name="P30">D<text:span text:style-name="T25">ue date</text:span></text:p>
          </table:table-cell>
          <table:table-cell table:style-name="Table1.B5" office:value-type="string">
            <text:p text:style-name="P58"><text:span text:style-name="T1">{</text:span><text:span text:style-name="T6">d.project.issues[i]</text:span><text:span text:style-name="T1">.</text:span><text:span text:style-name="T2">d</text:span><text:span text:style-name="T10">ue_date</text:span><text:span text:style-name="T1">}</text:span></text:p>
          </table:table-cell>
        </table:table-row>
        <table:table-row table:style-name="Table1.1">
          <table:table-cell table:style-name="Table1.A10" office:value-type="string">
            <text:p text:style-name="P37">Done ratio</text:p>
          </table:table-cell>
          <table:table-cell table:style-name="Table1.B10" office:value-type="string">
            <text:p text:style-name="P58"><text:span text:style-name="T11">{</text:span><text:span text:style-name="T6">d.project.issues[i]</text:span><text:span text:style-name="T11">.</text:span><text:span text:style-name="T12">d</text:span><text:span text:style-name="T10">one_ratio</text:span><text:span text:style-name="T11">}</text:span></text:p>
          </table:table-cell>
        </table:table-row>
        <table:table-row table:style-name="Table1.2">
          <table:table-cell table:style-name="Table1.A5" office:value-type="string">
            <text:p text:style-name="P21">State</text:p>
          </table:table-cell>
          <table:table-cell table:style-name="Table1.B5" office:value-type="string">
            <text:p text:style-name="P61"><text:span text:style-name="T13">{</text:span><text:span text:style-name="T6">d.project.i</text:span><text:span text:style-name="T15">ssues</text:span><text:span text:style-name="T6">[i]</text:span><text:span text:style-name="T13">.</text:span><text:span text:style-name="T14">status</text:span><text:span text:style-name="T13">}</text:span></text:p>
          </table:table-cell>
        </table:table-row>
        <table:table-row table:style-name="Table1.1">
          <table:table-cell table:style-name="Table1.A10" office:value-type="string">
            <text:p text:style-name="P33">Tracker</text:p>
          </table:table-cell>
          <table:table-cell table:style-name="Table1.B10" office:value-type="string">
            <text:p text:style-name="P15">{<text:span text:style-name="T19">d.project.issues[i]</text:span>.<text:span text:style-name="T18">tracker</text:span>}</text:p>
          </table:table-cell>
        </table:table-row>
        <table:table-row table:style-name="Table1.2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13"/>
          </table:table-cell>
        </table:table-row>
        <table:table-row table:style-name="Table1.1">
          <table:table-cell table:style-name="Table1.A10" office:value-type="string">
            <text:p text:style-name="P19"/>
          </table:table-cell>
          <table:table-cell table:style-name="Table1.B10" office:value-type="string">
            <text:p text:style-name="P13"/>
          </table:table-cell>
        </table:table-row>
        <table:table-row table:style-name="Table1.2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38"/>
          </table:table-cell>
        </table:table-row>
        <table:table-row table:style-name="Table1.2"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13"/>
          </table:table-cell>
        </table:table-row>
      </table:table>
      <text:p text:style-name="P88"/>
      <text:h text:style-name="P63" text:outline-level="2">{d.project.issues[i+1].subject}</text:h>
      <text:h text:style-name="P65" text:outline-level="2">{d.project.chapters[i].title}</text:h>
      <text:p text:style-name="P4">{d.project.chapters<text:span text:style-name="T20">[i].description</text:span>}</text:p>
      <text:h text:style-name="P66" text:outline-level="3">{d.project.chapters[i].<text:span text:style-name="T23">issues[</text:span>i].s<text:span text:style-name="T23">ubject</text:span>}: {d.project.chapters[i].<text:span text:style-name="T23">issues[</text:span>i].title}</text:h>
      <text:p text:style-name="P8">{d.project.chapters<text:span text:style-name="T16">[i]</text:span>.<text:span text:style-name="T23">issues[i].description</text:span>}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Attribute</text:p>
          </table:table-cell>
          <table:table-cell table:style-name="Table2.A1" office:value-type="string">
            <text:p text:style-name="P51">Value</text:p>
          </table:table-cell>
        </table:table-row>
        <table:table-row table:style-name="Table2.2">
          <table:table-cell table:style-name="Table2.A2" office:value-type="string">
            <text:p text:style-name="P37">Assigned to</text:p>
          </table:table-cell>
          <table:table-cell table:style-name="Table2.B2" office:value-type="string">
            <text:p text:style-name="P60"><text:span text:style-name="T11">{</text:span><text:span text:style-name="T6">d.project.chapters[i].issues[i]</text:span><text:span text:style-name="T11">.a</text:span><text:span text:style-name="T10">ssigned_to</text:span><text:span text:style-name="T11">}</text:span></text:p>
          </table:table-cell>
        </table:table-row>
        <table:table-row table:style-name="Table2.1">
          <table:table-cell table:style-name="Table2.A3" office:value-type="string">
            <text:p text:style-name="P30">S<text:span text:style-name="T25">upervisor</text:span></text:p>
          </table:table-cell>
          <table:table-cell table:style-name="Table2.B3" office:value-type="string">
            <text:p text:style-name="P60"><text:span text:style-name="T1">{</text:span><text:span text:style-name="T6">d.project.chapters[i].issues[i]</text:span><text:span text:style-name="T11">.</text:span><text:span text:style-name="T2">s</text:span><text:span text:style-name="T10">upervisor</text:span><text:span text:style-name="T1">}</text:span></text:p>
          </table:table-cell>
        </table:table-row>
        <table:table-row table:style-name="Table2.1">
          <table:table-cell table:style-name="Table2.A4" office:value-type="string">
            <text:p text:style-name="P30">S<text:span text:style-name="T25">tart date</text:span></text:p>
          </table:table-cell>
          <table:table-cell table:style-name="Table2.B4" office:value-type="string">
            <text:p text:style-name="P60"><text:span text:style-name="T1">{</text:span><text:span text:style-name="T6">d.project.chapters[i].issues[i]</text:span><text:span text:style-name="T11">.</text:span><text:span text:style-name="T2">s</text:span><text:span text:style-name="T10">tart_date</text:span><text:span text:style-name="T1">}</text:span></text:p>
          </table:table-cell>
        </table:table-row>
        <table:table-row table:style-name="Table2.2">
          <table:table-cell table:style-name="Table2.A5" office:value-type="string">
            <text:p text:style-name="P30">D<text:span text:style-name="T25">ue date</text:span></text:p>
          </table:table-cell>
          <table:table-cell table:style-name="Table2.B5" office:value-type="string">
            <text:p text:style-name="P60"><text:span text:style-name="T1">{</text:span><text:span text:style-name="T6">d.project.chapters[i].issues[i]</text:span><text:span text:style-name="T11">.</text:span><text:span text:style-name="T2">d</text:span><text:span text:style-name="T10">ue_date</text:span><text:span text:style-name="T1">}</text:span></text:p>
          </table:table-cell>
        </table:table-row>
        <table:table-row table:style-name="Table2.1">
          <table:table-cell table:style-name="Table2.A10" office:value-type="string">
            <text:p text:style-name="P37">Done ratio</text:p>
          </table:table-cell>
          <table:table-cell table:style-name="Table2.B10" office:value-type="string">
            <text:p text:style-name="P60"><text:span text:style-name="T11">{</text:span><text:span text:style-name="T6">d.project.chapters[i].issues[i]</text:span><text:span text:style-name="T11">.</text:span><text:span text:style-name="T12">d</text:span><text:span text:style-name="T10">one_ratio</text:span><text:span text:style-name="T11">}</text:span></text:p>
          </table:table-cell>
        </table:table-row>
        <table:table-row table:style-name="Table2.2">
          <table:table-cell table:style-name="Table2.A5" office:value-type="string">
            <text:p text:style-name="P21">State</text:p>
          </table:table-cell>
          <table:table-cell table:style-name="Table2.B5" office:value-type="string">
            <text:p text:style-name="P61"><text:span text:style-name="T13">{</text:span><text:span text:style-name="T6">d.project.chapters[i].i</text:span><text:span text:style-name="T15">ssues</text:span><text:span text:style-name="T6">[i]</text:span><text:span text:style-name="T13">.</text:span><text:span text:style-name="T14">status</text:span><text:span text:style-name="T13">}</text:span></text:p>
          </table:table-cell>
        </table:table-row>
        <table:table-row table:style-name="Table2.1">
          <table:table-cell table:style-name="Table2.A10" office:value-type="string">
            <text:p text:style-name="P33">Tracker</text:p>
          </table:table-cell>
          <table:table-cell table:style-name="Table2.B10" office:value-type="string">
            <text:p text:style-name="P15">{<text:span text:style-name="T19">d.project.chapters[i].issues[i]</text:span>.<text:span text:style-name="T18">tracker</text:span>}</text:p>
          </table:table-cell>
        </table:table-row>
        <table:table-row table:style-name="Table2.2"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14"/>
          </table:table-cell>
        </table:table-row>
        <table:table-row table:style-name="Table2.1">
          <table:table-cell table:style-name="Table2.A10" office:value-type="string">
            <text:p text:style-name="P20"/>
          </table:table-cell>
          <table:table-cell table:style-name="Table2.B10" office:value-type="string">
            <text:p text:style-name="P14"/>
          </table:table-cell>
        </table:table-row>
        <table:table-row table:style-name="Table2.2"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39"/>
          </table:table-cell>
        </table:table-row>
        <table:table-row table:style-name="Table2.2"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14"/>
          </table:table-cell>
        </table:table-row>
      </table:table>
      <text:p text:style-name="P8"/>
      <text:h text:style-name="P68" text:outline-level="3"><text:soft-page-break/>{d.project.chapters[i].<text:span text:style-name="T24">issues[</text:span>i<text:span text:style-name="T24">+1</text:span>].<text:span text:style-name="T24">subject</text:span>}</text:h>
      <text:h text:style-name="P67" text:outline-level="3">{d.project.chapters[i].chapters[i].title}</text:h>
      <text:p text:style-name="P5">{d.project.chapters<text:span text:style-name="T16">[i]</text:span>.chapters<text:span text:style-name="T16">[i].description</text:span>}</text:p>
      <text:h text:style-name="P70" text:outline-level="4">{d.project.chapters[i].chapters[i].<text:span text:style-name="T23">issues[</text:span>i].<text:span text:style-name="T23">subject</text:span>}: {d.project.chapters[i].chapters[i].<text:span text:style-name="T23">issues[</text:span>i].title}</text:h>
      <text:p text:style-name="P8">{d.project.chapters<text:span text:style-name="T16">[i].chapters[i]</text:span>.<text:span text:style-name="T23">issues[i].description</text:span>}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Attribute</text:p>
          </table:table-cell>
          <table:table-cell table:style-name="Table3.A1" office:value-type="string">
            <text:p text:style-name="P51">Value</text:p>
          </table:table-cell>
        </table:table-row>
        <table:table-row table:style-name="Table3.2">
          <table:table-cell table:style-name="Table3.A2" office:value-type="string">
            <text:p text:style-name="P20">Assigned to</text:p>
          </table:table-cell>
          <table:table-cell table:style-name="Table3.B2" office:value-type="string">
            <text:p text:style-name="P14">{<text:span text:style-name="T19">d.project.chapters[i].chapters[i].issues[i].assigned_to</text:span>}</text:p>
          </table:table-cell>
        </table:table-row>
        <table:table-row table:style-name="Table3.1">
          <table:table-cell table:style-name="Table3.A3" office:value-type="string">
            <text:p text:style-name="P25">Supervisor</text:p>
          </table:table-cell>
          <table:table-cell table:style-name="Table3.B3" office:value-type="string">
            <text:p text:style-name="P44">{<text:span text:style-name="T19">d.project.chapters[i].chapters[i].issues[i].supervisor</text:span>}</text:p>
          </table:table-cell>
        </table:table-row>
        <table:table-row table:style-name="Table3.1">
          <table:table-cell table:style-name="Table3.A4" office:value-type="string">
            <text:p text:style-name="P25">Start date</text:p>
          </table:table-cell>
          <table:table-cell table:style-name="Table3.B4" office:value-type="string">
            <text:p text:style-name="P44">{<text:span text:style-name="T19">d.project.chapters[i].chapters[i].issues[i]</text:span>.start_date}</text:p>
          </table:table-cell>
        </table:table-row>
        <table:table-row table:style-name="Table3.2">
          <table:table-cell table:style-name="Table3.A5" office:value-type="string">
            <text:p text:style-name="P25">Due date</text:p>
          </table:table-cell>
          <table:table-cell table:style-name="Table3.B5" office:value-type="string">
            <text:p text:style-name="P44">{<text:span text:style-name="T19">d.project.chapters[i].chapters[i].issues[i]</text:span>.due_date}</text:p>
          </table:table-cell>
        </table:table-row>
        <table:table-row table:style-name="Table3.1">
          <table:table-cell table:style-name="Table3.A10" office:value-type="string">
            <text:p text:style-name="P20">Done ratio</text:p>
          </table:table-cell>
          <table:table-cell table:style-name="Table3.B10" office:value-type="string">
            <text:p text:style-name="P14">{d.project.chapters[i].chapters[i].issues[i].done_ratio}</text:p>
          </table:table-cell>
        </table:table-row>
        <table:table-row table:style-name="Table3.2">
          <table:table-cell table:style-name="Table3.A5" office:value-type="string">
            <text:p text:style-name="P21">State</text:p>
          </table:table-cell>
          <table:table-cell table:style-name="Table3.B5" office:value-type="string">
            <text:p text:style-name="P61"><text:span text:style-name="T13">{</text:span><text:span text:style-name="T6">d.project.chapters[i].chapters[i].i</text:span><text:span text:style-name="T15">ssues</text:span><text:span text:style-name="T6">[i]</text:span><text:span text:style-name="T13">.</text:span><text:span text:style-name="T14">status</text:span><text:span text:style-name="T13">}</text:span></text:p>
          </table:table-cell>
        </table:table-row>
        <table:table-row table:style-name="Table3.1">
          <table:table-cell table:style-name="Table3.A10" office:value-type="string">
            <text:p text:style-name="P33">Tracker</text:p>
          </table:table-cell>
          <table:table-cell table:style-name="Table3.B10" office:value-type="string">
            <text:p text:style-name="P15">{<text:span text:style-name="T19">d.project.chapters[i].chapters[i].issues[i]</text:span>.<text:span text:style-name="T18">tracker</text:span>}</text:p>
          </table:table-cell>
        </table:table-row>
        <table:table-row table:style-name="Table3.2">
          <table:table-cell table:style-name="Table3.A5" office:value-type="string">
            <text:p text:style-name="P33"/>
          </table:table-cell>
          <table:table-cell table:style-name="Table3.B5" office:value-type="string">
            <text:p text:style-name="P15"/>
          </table:table-cell>
        </table:table-row>
        <table:table-row table:style-name="Table3.1">
          <table:table-cell table:style-name="Table3.A10" office:value-type="string">
            <text:p text:style-name="P30"/>
          </table:table-cell>
          <table:table-cell table:style-name="Table3.B10" office:value-type="string">
            <text:p text:style-name="P88"/>
          </table:table-cell>
        </table:table-row>
        <table:table-row table:style-name="Table3.2">
          <table:table-cell table:style-name="Table3.A5" office:value-type="string">
            <text:p text:style-name="P30"/>
          </table:table-cell>
          <table:table-cell table:style-name="Table3.B5" office:value-type="string">
            <text:p text:style-name="P88"/>
          </table:table-cell>
        </table:table-row>
        <table:table-row table:style-name="Table3.2">
          <table:table-cell table:style-name="Table3.B2" office:value-type="string">
            <text:p text:style-name="P37"/>
          </table:table-cell>
          <table:table-cell table:style-name="Table3.B2" office:value-type="string">
            <text:p text:style-name="P13"/>
          </table:table-cell>
        </table:table-row>
      </table:table>
      <text:p text:style-name="P97"><text:span text:style-name="T6"/></text:p>
      <text:h text:style-name="P72" text:outline-level="4"><text:span text:style-name="T7">{d.project.chapters[i].chapters[i].</text:span><text:span text:style-name="T8">issues[</text:span><text:span text:style-name="T7">i</text:span><text:span text:style-name="T9">+1</text:span><text:span text:style-name="T7">].</text:span><text:span text:style-name="T8">subject</text:span><text:span text:style-name="T7">}</text:span></text:h>
      <text:h text:style-name="P71" text:outline-level="4">{d.project.chapters[i].chapters[i].chapters[i].title}</text:h>
      <text:p text:style-name="P9">{d.project.chapters<text:span text:style-name="T16">[i].chapters[i]</text:span>.chapters<text:span text:style-name="T16">[i].description</text:span>}</text:p>
      <text:h text:style-name="P74" text:outline-level="5">{d.project.chapters[i]<text:span text:style-name="T1">.chapters[i]</text:span>.chapters[i].<text:span text:style-name="T23">issues[</text:span>i].<text:span text:style-name="T23">subject</text:span>}: {d.project.chapters<text:span text:style-name="T1">[i]</text:span>.chapters[i].chapters[i].<text:span text:style-name="T23">issues[</text:span>i].title}</text:h>
      <text:p text:style-name="P9">{d.project.chapters<text:span text:style-name="T16">[i].chapters[i].chapters[i]</text:span>.<text:span text:style-name="T23">issues[i].description</text:span>}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Attribute</text:p>
          </table:table-cell>
          <table:table-cell table:style-name="Table4.A1" office:value-type="string">
            <text:p text:style-name="P52">Value</text:p>
          </table:table-cell>
        </table:table-row>
        <table:table-row table:style-name="Table4.2">
          <table:table-cell table:style-name="Table4.A2" office:value-type="string">
            <text:p text:style-name="P21">Assigned to</text:p>
          </table:table-cell>
          <table:table-cell table:style-name="Table4.B2" office:value-type="string">
            <text:p text:style-name="P15">{<text:span text:style-name="T19">d.project.chapters[i].chapters[i].chapters[i].issues[i].assigned_to</text:span>}</text:p>
          </table:table-cell>
        </table:table-row>
        <table:table-row table:style-name="Table4.1">
          <table:table-cell table:style-name="Table4.A3" office:value-type="string">
            <text:p text:style-name="P26">Supervisor</text:p>
          </table:table-cell>
          <table:table-cell table:style-name="Table4.B3" office:value-type="string">
            <text:p text:style-name="P45">{<text:span text:style-name="T19">d.project.chapters[i].chapters[i].chapters[i].issues[i].supervisor</text:span>}</text:p>
          </table:table-cell>
        </table:table-row>
        <table:table-row table:style-name="Table4.1">
          <table:table-cell table:style-name="Table4.A4" office:value-type="string">
            <text:p text:style-name="P26">Start date</text:p>
          </table:table-cell>
          <table:table-cell table:style-name="Table4.B4" office:value-type="string">
            <text:p text:style-name="P45">{<text:span text:style-name="T19">d.project.chapters[i].chapters[i].chapters[i].issues[i]</text:span>.start_date}</text:p>
          </table:table-cell>
        </table:table-row>
        <table:table-row table:style-name="Table4.2">
          <table:table-cell table:style-name="Table4.A5" office:value-type="string">
            <text:p text:style-name="P26">Due date</text:p>
          </table:table-cell>
          <table:table-cell table:style-name="Table4.B5" office:value-type="string">
            <text:p text:style-name="P45">{<text:span text:style-name="T19">d.project.chapters[i].chapters[i].chapters[i].issues[i]</text:span>.due_date}</text:p>
          </table:table-cell>
        </table:table-row>
        <table:table-row table:style-name="Table4.1">
          <table:table-cell table:style-name="Table4.A10" office:value-type="string">
            <text:p text:style-name="P21">Done ratio</text:p>
          </table:table-cell>
          <table:table-cell table:style-name="Table4.B10" office:value-type="string">
            <text:p text:style-name="P15">{d.project.chapters[i].chapters[i].chapters[i].issues[i].done_ratio}</text:p>
          </table:table-cell>
        </table:table-row>
        <table:table-row table:style-name="Table4.2">
          <table:table-cell table:style-name="Table4.A5" office:value-type="string">
            <text:p text:style-name="P21">State</text:p>
          </table:table-cell>
          <table:table-cell table:style-name="Table4.B5" office:value-type="string">
            <text:p text:style-name="P40">{<text:span text:style-name="T19">d.project.chapters[i].chapters[i].chapters[i].issues[i]</text:span>.<text:span text:style-name="T17">status</text:span>}</text:p>
          </table:table-cell>
        </table:table-row>
        <table:table-row table:style-name="Table4.1">
          <table:table-cell table:style-name="Table4.A10" office:value-type="string">
            <text:p text:style-name="P33">Tracker</text:p>
          </table:table-cell>
          <table:table-cell table:style-name="Table4.B10" office:value-type="string">
            <text:p text:style-name="P15">{<text:span text:style-name="T19">d.project.chapters[i].chapters[i].chapters[i].issues[i]</text:span>.<text:span text:style-name="T18">tracker</text:span>}</text:p>
          </table:table-cell>
        </table:table-row>
        <table:table-row table:style-name="Table4.2">
          <table:table-cell table:style-name="Table4.A5" office:value-type="string">
            <text:p text:style-name="P21"/>
          </table:table-cell>
          <table:table-cell table:style-name="Table4.B5" office:value-type="string">
            <text:p text:style-name="P15"/>
          </table:table-cell>
        </table:table-row>
        <table:table-row table:style-name="Table4.1">
          <table:table-cell table:style-name="Table4.A10" office:value-type="string">
            <text:p text:style-name="P21"/>
          </table:table-cell>
          <table:table-cell table:style-name="Table4.B10" office:value-type="string">
            <text:p text:style-name="P15"/>
          </table:table-cell>
        </table:table-row>
        <table:table-row table:style-name="Table4.2">
          <table:table-cell table:style-name="Table4.A5" office:value-type="string">
            <text:p text:style-name="P21"/>
          </table:table-cell>
          <table:table-cell table:style-name="Table4.B5" office:value-type="string">
            <text:p text:style-name="P40"/>
          </table:table-cell>
        </table:table-row>
        <table:table-row table:style-name="Table4.2">
          <table:table-cell table:style-name="Table4.B2" office:value-type="string">
            <text:p text:style-name="P33"/>
          </table:table-cell>
          <table:table-cell table:style-name="Table4.B2" office:value-type="string">
            <text:p text:style-name="P15"/>
          </table:table-cell>
        </table:table-row>
      </table:table>
      <text:p text:style-name="P9"/>
      <text:h text:style-name="P76" text:outline-level="5">{d.project.chapters[i].chapters[i].chapters[i].<text:span text:style-name="T23">issues[</text:span>i<text:span text:style-name="T24">+1</text:span>].<text:span text:style-name="T23">subject</text:span>}</text:h>
      <text:h text:style-name="P75" text:outline-level="5">{d.project.chapters[i].chapters[i].chapters[i].chapters[i].title}</text:h>
      <text:p text:style-name="P6">{d.project.chapters<text:span text:style-name="T16">[i].chapters[i].chapters[i]</text:span>.chapters<text:span text:style-name="T16">[i].description</text:span>}</text:p>
      <text:h text:style-name="P78" text:outline-level="6"><text:soft-page-break/>{d.project.chapters[i].chapters[i]<text:span text:style-name="T1">.chapters[i]</text:span>.chapters[i].<text:span text:style-name="T23">issues[</text:span>i].<text:span text:style-name="T23">subject</text:span>}: {d.project.chapters[i]<text:span text:style-name="T1">.chapters[i]</text:span>.chapters[i].chapters[i].<text:span text:style-name="T23">issues[</text:span>i].title}</text:h>
      <text:p text:style-name="P10">{d.project.chapters<text:span text:style-name="T16">[i].chapters[i].chapters[i].chapters[i]</text:span>.<text:span text:style-name="T23">issues[i].description</text:span>}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Attribute</text:p>
          </table:table-cell>
          <table:table-cell table:style-name="Table5.A1" office:value-type="string">
            <text:p text:style-name="P53">Value</text:p>
          </table:table-cell>
        </table:table-row>
        <table:table-row table:style-name="Table5.2">
          <table:table-cell table:style-name="Table5.A2" office:value-type="string">
            <text:p text:style-name="P22">Assigned to</text:p>
          </table:table-cell>
          <table:table-cell table:style-name="Table5.B2" office:value-type="string">
            <text:p text:style-name="P16">{<text:span text:style-name="T19">d.project.chapters[i].chapters[i].chapters[i].chapters[i].issues[i].assigned_to</text:span>}</text:p>
          </table:table-cell>
        </table:table-row>
        <table:table-row table:style-name="Table5.1">
          <table:table-cell table:style-name="Table5.A3" office:value-type="string">
            <text:p text:style-name="P27">Supervisor</text:p>
          </table:table-cell>
          <table:table-cell table:style-name="Table5.B3" office:value-type="string">
            <text:p text:style-name="P46">{<text:span text:style-name="T19">d.project.chapters[i].chapters[i].chapters[i].chapters[i].issues[i].supervisor</text:span>}</text:p>
          </table:table-cell>
        </table:table-row>
        <table:table-row table:style-name="Table5.1">
          <table:table-cell table:style-name="Table5.A4" office:value-type="string">
            <text:p text:style-name="P27">Start date</text:p>
          </table:table-cell>
          <table:table-cell table:style-name="Table5.B4" office:value-type="string">
            <text:p text:style-name="P46">{<text:span text:style-name="T19">d.project.chapters[i].chapters[i].chapters[i].chapters[i].issues[i]</text:span>.start_date}</text:p>
          </table:table-cell>
        </table:table-row>
        <table:table-row table:style-name="Table5.2">
          <table:table-cell table:style-name="Table5.A5" office:value-type="string">
            <text:p text:style-name="P27">Due date</text:p>
          </table:table-cell>
          <table:table-cell table:style-name="Table5.B5" office:value-type="string">
            <text:p text:style-name="P46">{<text:span text:style-name="T19">d.project.chapters[i].chapters[i].chapters[i].chapters[i].issues[i]</text:span>.due_date}</text:p>
          </table:table-cell>
        </table:table-row>
        <table:table-row table:style-name="Table5.1">
          <table:table-cell table:style-name="Table5.A10" office:value-type="string">
            <text:p text:style-name="P22">Done ratio</text:p>
          </table:table-cell>
          <table:table-cell table:style-name="Table5.B10" office:value-type="string">
            <text:p text:style-name="P16">{d.project.chapters[i].chapters[i].chapters[i].chapters[i].issues[i].done_ratio}</text:p>
          </table:table-cell>
        </table:table-row>
        <table:table-row table:style-name="Table5.2">
          <table:table-cell table:style-name="Table5.A5" office:value-type="string">
            <text:p text:style-name="P22">State</text:p>
          </table:table-cell>
          <table:table-cell table:style-name="Table5.B5" office:value-type="string">
            <text:p text:style-name="P41">{<text:span text:style-name="T19">d.project.chapters[i].chapters[i].chapters[i].chapters[i].issues[i]</text:span>.<text:span text:style-name="T17">status</text:span>}</text:p>
          </table:table-cell>
        </table:table-row>
        <table:table-row table:style-name="Table5.1">
          <table:table-cell table:style-name="Table5.A10" office:value-type="string">
            <text:p text:style-name="P34">Tracker</text:p>
          </table:table-cell>
          <table:table-cell table:style-name="Table5.B10" office:value-type="string">
            <text:p text:style-name="P16">{<text:span text:style-name="T19">d.project.chapters[i].chapters[i].chapters[i].chapters[i].issues[i]</text:span>.<text:span text:style-name="T18">tracker</text:span>}</text:p>
          </table:table-cell>
        </table:table-row>
        <table:table-row table:style-name="Table5.2">
          <table:table-cell table:style-name="Table5.A5" office:value-type="string">
            <text:p text:style-name="P22"/>
          </table:table-cell>
          <table:table-cell table:style-name="Table5.B5" office:value-type="string">
            <text:p text:style-name="P16"/>
          </table:table-cell>
        </table:table-row>
        <table:table-row table:style-name="Table5.1">
          <table:table-cell table:style-name="Table5.A10" office:value-type="string">
            <text:p text:style-name="P22"/>
          </table:table-cell>
          <table:table-cell table:style-name="Table5.B10" office:value-type="string">
            <text:p text:style-name="P16"/>
          </table:table-cell>
        </table:table-row>
        <table:table-row table:style-name="Table5.2">
          <table:table-cell table:style-name="Table5.A5" office:value-type="string">
            <text:p text:style-name="P22"/>
          </table:table-cell>
          <table:table-cell table:style-name="Table5.B5" office:value-type="string">
            <text:p text:style-name="P41"/>
          </table:table-cell>
        </table:table-row>
        <table:table-row table:style-name="Table5.2">
          <table:table-cell table:style-name="Table5.B2" office:value-type="string">
            <text:p text:style-name="P34"/>
          </table:table-cell>
          <table:table-cell table:style-name="Table5.B2" office:value-type="string">
            <text:p text:style-name="P16"/>
          </table:table-cell>
        </table:table-row>
      </table:table>
      <text:p text:style-name="P10"/>
      <text:h text:style-name="P80" text:outline-level="6"><text:span text:style-name="T7">{d.project.chapters[i].chapters[i].chapters[i].chapters[i].</text:span><text:span text:style-name="T8">issues[</text:span><text:span text:style-name="T7">i</text:span><text:span text:style-name="T9">+1</text:span><text:span text:style-name="T7">].</text:span><text:span text:style-name="T8">subject</text:span><text:span text:style-name="T7">}</text:span></text:h>
      <text:h text:style-name="P79" text:outline-level="6">{d.project.chapters[i].chapters[i].chapters[i].chapters[i].chapters[i].title}</text:h>
      <text:p text:style-name="P7">{d.project.chapters<text:span text:style-name="T16">[i].chapters[i].chapters[i].chapters[i]</text:span>.chapters<text:span text:style-name="T16">[i].description</text:span>}</text:p>
      <text:h text:style-name="P82" text:outline-level="7">{d.project.chapters<text:span text:style-name="T1">[i]</text:span>.chapters[i].chapters[i]<text:span text:style-name="T1">.chapters[i]</text:span>.chapters[i].<text:span text:style-name="T23">issues[</text:span>i].<text:span text:style-name="T23">subject</text:span>}: {d.project.chapters<text:span text:style-name="T1">[i]</text:span>.chapters[i]<text:span text:style-name="T1">.chapters[i]</text:span>.chapters[i].chapters[i].<text:span text:style-name="T23">issues[</text:span>i].title}</text:h>
      <text:p text:style-name="P11">{d.project.chapters<text:span text:style-name="T16">[i].chapters[i].chapters[i].chapters[i].chapters[i]</text:span>.<text:span text:style-name="T23">issues[i].description</text:span>}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Attribute</text:p>
          </table:table-cell>
          <table:table-cell table:style-name="Table6.A1" office:value-type="string">
            <text:p text:style-name="P54">Value</text:p>
          </table:table-cell>
        </table:table-row>
        <table:table-row table:style-name="Table6.2">
          <table:table-cell table:style-name="Table6.A2" office:value-type="string">
            <text:p text:style-name="P23">Assigned to</text:p>
          </table:table-cell>
          <table:table-cell table:style-name="Table6.B2" office:value-type="string">
            <text:p text:style-name="P17">{<text:span text:style-name="T19">d.project.chapters[i].chapters[i].chapters[i].chapters[i].chapters[i].issues[i].assigned_to</text:span>}</text:p>
          </table:table-cell>
        </table:table-row>
        <table:table-row table:style-name="Table6.1">
          <table:table-cell table:style-name="Table6.A3" office:value-type="string">
            <text:p text:style-name="P28">Supervisor</text:p>
          </table:table-cell>
          <table:table-cell table:style-name="Table6.B3" office:value-type="string">
            <text:p text:style-name="P47">{<text:span text:style-name="T19">d.project.chapters[i].chapters[i].chapters[i].chapters[i].chapters[i].issues[i].supervisor</text:span>}</text:p>
          </table:table-cell>
        </table:table-row>
        <table:table-row table:style-name="Table6.1">
          <table:table-cell table:style-name="Table6.A4" office:value-type="string">
            <text:p text:style-name="P28">Start date</text:p>
          </table:table-cell>
          <table:table-cell table:style-name="Table6.B4" office:value-type="string">
            <text:p text:style-name="P47">{<text:span text:style-name="T19">d.project.chapters[i].chapters[i].chapters[i].chapters[i].chapters[i].issues[i]</text:span>.start_date}</text:p>
          </table:table-cell>
        </table:table-row>
        <table:table-row table:style-name="Table6.2">
          <table:table-cell table:style-name="Table6.A5" office:value-type="string">
            <text:p text:style-name="P28">Due date</text:p>
          </table:table-cell>
          <table:table-cell table:style-name="Table6.B5" office:value-type="string">
            <text:p text:style-name="P47">{<text:span text:style-name="T19">d.project.chapters[i].chapters[i].chapters[i].chapters[i].chapters[i].issues[i]</text:span>.due_date}</text:p>
          </table:table-cell>
        </table:table-row>
        <table:table-row table:style-name="Table6.1">
          <table:table-cell table:style-name="Table6.A10" office:value-type="string">
            <text:p text:style-name="P23">Done ratio</text:p>
          </table:table-cell>
          <table:table-cell table:style-name="Table6.B10" office:value-type="string">
            <text:p text:style-name="P17">{d.project.chapters[i].chapters[i].chapters[i].chapters[i].chapters[i].issues[i].done_ratio}</text:p>
          </table:table-cell>
        </table:table-row>
        <table:table-row table:style-name="Table6.2">
          <table:table-cell table:style-name="Table6.A5" office:value-type="string">
            <text:p text:style-name="P23">State</text:p>
          </table:table-cell>
          <table:table-cell table:style-name="Table6.B5" office:value-type="string">
            <text:p text:style-name="P42">{<text:span text:style-name="T19">d.project.chapters[i].chapters[i].chapters[i].chapters[i].chapters[i].issues[i]</text:span>.<text:span text:style-name="T17">status</text:span>}</text:p>
          </table:table-cell>
        </table:table-row>
        <table:table-row table:style-name="Table6.1">
          <table:table-cell table:style-name="Table6.A10" office:value-type="string">
            <text:p text:style-name="P35">Tracker</text:p>
          </table:table-cell>
          <table:table-cell table:style-name="Table6.B10" office:value-type="string">
            <text:p text:style-name="P17">{<text:span text:style-name="T19">d.project.chapters[i].chapters[i].chapters[i].chapters[i].chapters[i].issues[i]</text:span>.<text:span text:style-name="T18">tracker</text:span>}</text:p>
          </table:table-cell>
        </table:table-row>
        <table:table-row table:style-name="Table6.2">
          <table:table-cell table:style-name="Table6.A5" office:value-type="string">
            <text:p text:style-name="P23"/>
          </table:table-cell>
          <table:table-cell table:style-name="Table6.B5" office:value-type="string">
            <text:p text:style-name="P17"/>
          </table:table-cell>
        </table:table-row>
        <table:table-row table:style-name="Table6.1">
          <table:table-cell table:style-name="Table6.A10" office:value-type="string">
            <text:p text:style-name="P23"/>
          </table:table-cell>
          <table:table-cell table:style-name="Table6.B10" office:value-type="string">
            <text:p text:style-name="P17"/>
          </table:table-cell>
        </table:table-row>
        <table:table-row table:style-name="Table6.2">
          <table:table-cell table:style-name="Table6.A5" office:value-type="string">
            <text:p text:style-name="P23"/>
          </table:table-cell>
          <table:table-cell table:style-name="Table6.B5" office:value-type="string">
            <text:p text:style-name="P42"/>
          </table:table-cell>
        </table:table-row>
        <table:table-row table:style-name="Table6.2">
          <table:table-cell table:style-name="Table6.B2" office:value-type="string">
            <text:p text:style-name="P35"/>
          </table:table-cell>
          <table:table-cell table:style-name="Table6.B2" office:value-type="string">
            <text:p text:style-name="P17"/>
          </table:table-cell>
        </table:table-row>
      </table:table>
      <text:h text:style-name="P83" text:outline-level="7"><text:soft-page-break/><text:span text:style-name="T7">{d.project.chapters[i].chapters[i].chapters[i].chapters[i].chapters[i].</text:span><text:span text:style-name="T8">issues[</text:span><text:span text:style-name="T7">i</text:span><text:span text:style-name="T9">+1</text:span><text:span text:style-name="T7">].</text:span><text:span text:style-name="T8">subject</text:span><text:span text:style-name="T7">}</text:span></text:h>
      <text:h text:style-name="P83" text:outline-level="7"><text:span text:style-name="T16">{d.project.chapters</text:span><text:span text:style-name="T7">[i]</text:span><text:span text:style-name="T16">.chapters[i].chapters[i].chapters[i].chapters[i].chapters[i].title}</text:span></text:h>
      <text:p text:style-name="P11">{d.project.chapters<text:span text:style-name="T16">[i].chapters[i].chapters[i].chapters[i].chapters[i]</text:span>.chapters<text:span text:style-name="T16">[i].description</text:span>}</text:p>
      <text:h text:style-name="P85" text:outline-level="8">{d.project.chapters<text:span text:style-name="T1">[i].chapters[i]</text:span>.chapters[i].chapters[i]<text:span text:style-name="T1">.chapters[i]</text:span>.chapters[i].<text:span text:style-name="T23">issues[</text:span>i].<text:span text:style-name="T23">subject</text:span>}: {d.project.chapters<text:span text:style-name="T1">[i].chapters[i]</text:span>.chapters[i]<text:span text:style-name="T1">.chapters[i]</text:span>.chapters[i].chapters[i].<text:span text:style-name="T23">issues[</text:span>i].title}</text:h>
      <text:p text:style-name="P12">{d.project.chapters<text:span text:style-name="T16">[i].chapters[i].chapters[i].chapters[i].chapters[i].chapters[i]</text:span>.<text:span text:style-name="T23">issues[i].description</text:span>}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5">Attribute</text:p>
          </table:table-cell>
          <table:table-cell table:style-name="Table7.A1" office:value-type="string">
            <text:p text:style-name="P55">Value</text:p>
          </table:table-cell>
        </table:table-row>
        <table:table-row table:style-name="Table7.2">
          <table:table-cell table:style-name="Table7.A2" office:value-type="string">
            <text:p text:style-name="P24">Assigned to</text:p>
          </table:table-cell>
          <table:table-cell table:style-name="Table7.B2" office:value-type="string">
            <text:p text:style-name="P18">{<text:span text:style-name="T19">d.project.chapters[i].chapters[i].chapters[i].chapters[i].chapters[i].chapters[i].issues[i].assigned_to</text:span>}</text:p>
          </table:table-cell>
        </table:table-row>
        <table:table-row table:style-name="Table7.1">
          <table:table-cell table:style-name="Table7.A3" office:value-type="string">
            <text:p text:style-name="P29">Supervisor</text:p>
          </table:table-cell>
          <table:table-cell table:style-name="Table7.B3" office:value-type="string">
            <text:p text:style-name="P48">{<text:span text:style-name="T19">d.project.chapters[i].chapters[i].chapters[i].chapters[i].chapters[i].chapters[i].issues[i].supervisor</text:span>}</text:p>
          </table:table-cell>
        </table:table-row>
        <table:table-row table:style-name="Table7.1">
          <table:table-cell table:style-name="Table7.A4" office:value-type="string">
            <text:p text:style-name="P29">Start date</text:p>
          </table:table-cell>
          <table:table-cell table:style-name="Table7.B4" office:value-type="string">
            <text:p text:style-name="P48">{<text:span text:style-name="T19">d.project.chapters[i].chapters[i].chapters[i].chapters[i].chapters[i].chapters[i].issues[i]</text:span>.start_date}</text:p>
          </table:table-cell>
        </table:table-row>
        <table:table-row table:style-name="Table7.2">
          <table:table-cell table:style-name="Table7.A5" office:value-type="string">
            <text:p text:style-name="P29">Due date</text:p>
          </table:table-cell>
          <table:table-cell table:style-name="Table7.B5" office:value-type="string">
            <text:p text:style-name="P48">{<text:span text:style-name="T19">d.project.chapters[i].chapters[i].chapters[i].chapters[i].chapters[i].chapters[i].issues[i]</text:span>.due_date}</text:p>
          </table:table-cell>
        </table:table-row>
        <table:table-row table:style-name="Table7.1">
          <table:table-cell table:style-name="Table7.A10" office:value-type="string">
            <text:p text:style-name="P24">Done ratio</text:p>
          </table:table-cell>
          <table:table-cell table:style-name="Table7.B10" office:value-type="string">
            <text:p text:style-name="P18">{d.project.chapters[i].chapters[i].chapters[i].chapters[i].chapters[i].chapters[i].issues[i].done_ratio}</text:p>
          </table:table-cell>
        </table:table-row>
        <table:table-row table:style-name="Table7.2">
          <table:table-cell table:style-name="Table7.A5" office:value-type="string">
            <text:p text:style-name="P24">State</text:p>
          </table:table-cell>
          <table:table-cell table:style-name="Table7.B5" office:value-type="string">
            <text:p text:style-name="P43">{<text:span text:style-name="T19">d.project.chapters[i].chapters[i].chapters[i].chapters[i].chapters[i].chapters[i].issues[i]</text:span>.<text:span text:style-name="T17">status</text:span>}</text:p>
          </table:table-cell>
        </table:table-row>
        <table:table-row table:style-name="Table7.1">
          <table:table-cell table:style-name="Table7.A10" office:value-type="string">
            <text:p text:style-name="P36">Tracker</text:p>
          </table:table-cell>
          <table:table-cell table:style-name="Table7.B10" office:value-type="string">
            <text:p text:style-name="P18">{<text:span text:style-name="T19">d.project.chapters[i].chapters[i].chapters[i].chapters[i].chapters[i].chapters[i].issues[i]</text:span>.<text:span text:style-name="T18">tracker</text:span>}</text:p>
          </table:table-cell>
        </table:table-row>
        <table:table-row table:style-name="Table7.2">
          <table:table-cell table:style-name="Table7.A5" office:value-type="string">
            <text:p text:style-name="P24"/>
          </table:table-cell>
          <table:table-cell table:style-name="Table7.B5" office:value-type="string">
            <text:p text:style-name="P18"/>
          </table:table-cell>
        </table:table-row>
        <table:table-row table:style-name="Table7.1">
          <table:table-cell table:style-name="Table7.A10" office:value-type="string">
            <text:p text:style-name="P24"/>
          </table:table-cell>
          <table:table-cell table:style-name="Table7.B10" office:value-type="string">
            <text:p text:style-name="P18"/>
          </table:table-cell>
        </table:table-row>
        <table:table-row table:style-name="Table7.2">
          <table:table-cell table:style-name="Table7.A5" office:value-type="string">
            <text:p text:style-name="P24"/>
          </table:table-cell>
          <table:table-cell table:style-name="Table7.B5" office:value-type="string">
            <text:p text:style-name="P43"/>
          </table:table-cell>
        </table:table-row>
        <table:table-row table:style-name="Table7.2">
          <table:table-cell table:style-name="Table7.B2" office:value-type="string">
            <text:p text:style-name="P36"/>
          </table:table-cell>
          <table:table-cell table:style-name="Table7.B2" office:value-type="string">
            <text:p text:style-name="P18"/>
          </table:table-cell>
        </table:table-row>
      </table:table>
      <text:p text:style-name="P12"/>
      <text:h text:style-name="P86" text:outline-level="8"><text:span text:style-name="T7">{d.project.chapters[i].chapters[i].chapters[i].chapters[i].chapters[i].chapters[i].</text:span><text:span text:style-name="T8">issues[</text:span><text:span text:style-name="T7">i</text:span><text:span text:style-name="T9">+1</text:span><text:span text:style-name="T7">].</text:span><text:span text:style-name="T8">subject</text:span><text:span text:style-name="T7">}</text:span></text:h>
      <text:h text:style-name="P86" text:outline-level="8"><text:span text:style-name="T16">{d.project.chapters</text:span><text:span text:style-name="T7">[i].chapters[i]</text:span><text:span text:style-name="T16">.chapters[i].chapters[i].chapters[i].chapters[i].chapters[i].title}</text:span></text:h>
      <text:p text:style-name="P12">{d.project.chapters<text:span text:style-name="T16">[i].chapters[i].chapters[i].chapters[i].chapters[i].chapters[i]</text:span>.chapters<text:span text:style-name="T16">[i].description</text:span>}</text:p>
      <text:h text:style-name="P87" text:outline-level="8"><text:soft-page-break/>{d.project.chapters[i].chapters[i].chapters[i].chapters[i].chapters[i].chapters[i].chapters[i+1].title}</text:h>
      <text:h text:style-name="P84" text:outline-level="7">{d.project.chapters[i].chapters[i].chapters[i].chapters[i].chapters[i].chapters[i+1].title}</text:h>
      <text:h text:style-name="P81" text:outline-level="6">{d.project.chapters[i].chapters[i].chapters[i].chapters[i].chapters[i+1].title}</text:h>
      <text:h text:style-name="P77" text:outline-level="5">{d.project.chapters[i].chapters[i].chapters[i].chapters[i<text:span text:style-name="T22">+1</text:span>].title}</text:h>
      <text:h text:style-name="P73" text:outline-level="4">{d.project.chapters[i].chapters[i].chapters[i<text:span text:style-name="T21">+1</text:span>].title}</text:h>
      <text:h text:style-name="P69" text:outline-level="3">{d.project.chapters[i].chapters[i+1].title}</text:h>
      <text:h text:style-name="P64" text:outline-level="2">{d.project.chapters[i+1].title}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4"><draw:text-box fo:min-height="0.041cm" fo:min-width="0.041cm"><text:p text:style-name="MP2"><text:span text:style-name="page_20_number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vid Grelaud</meta:initial-creator>
    <meta:editing-cycles>201</meta:editing-cycles>
    <meta:creation-date>2017-06-06T07:02:00</meta:creation-date>
    <dc:date>2020-03-23T03:00:06.970355764</dc:date>
    <meta:editing-duration>P3DT6H22M51S</meta:editing-duration>
    <meta:generator>LibreOffice/6.3.2.2$MacOSX_X86_64 LibreOffice_project/98b30e735bda24bc04ab42594c85f7fd8be07b9c</meta:generator>
    <meta:document-statistic meta:table-count="7" meta:image-count="0" meta:object-count="0" meta:page-count="5" meta:paragraph-count="158" meta:word-count="198" meta:character-count="7182" meta:non-whitespace-character-count="71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